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" table:style-name="ta1">
        <table:shapes>
          <draw:frame draw:z-index="0" draw:style-name="gr1" draw:text-style-name="P1" svg:width="569.82pt" svg:height="444.22pt" svg:x="354.67pt" svg:y="10.54pt">
            <loext:p draw:notify-on-update-of-ranges="net.C3:net.C15 net.D3:net.D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ASFNod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asfno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stdno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Pool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C.TOP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egWit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Pool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gWit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CC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egWit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fury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xi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C.com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ush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aBTC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W.COM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egWit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Clu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Miner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UASF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SFPool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3:44:29.257882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6:23:34.671682582</dc:date>
    <meta:editing-duration>PT1H38M41S</meta:editing-duration>
    <meta:editing-cycles>4</meta:editing-cycles>
    <meta:generator>LibreOffice/5.3.2.2$Linux_X86_64 LibreOffice_project/b869ca7b94db3bae52fa7fdac2cbaf3c048700f0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percentage" chart:data-label-text="true" chart:data-label-symbol="false" chart:label-position="avoid-overlap"/>
      <style:graphic-properties draw:stroke="none" draw:fill-color="#004586" fo:wrap-option="wrap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103cm" svg:height="15.672cm" xlink:href=".." xlink:type="simple" chart:class="chart:circle" chart:style-name="ch1">
        <chart:legend chart:legend-position="end" svg:x="17.469cm" svg:y="4.893cm" style:legend-expansion="high" chart:style-name="ch2"/>
        <chart:plot-area chart:style-name="ch3" table:cell-range-address="net.C3:net.D15" chart:data-source-has-labels="column" svg:x="0.402cm" svg:y="0.313cm" svg:width="16.665cm" svg:height="15.046cm">
          <chartooo:coordinate-region svg:x="1.212cm" svg:y="0.314cm" svg:width="15.045cm" svg:height="15.045cm"/>
          <chart:axis chart:dimension="x" chart:name="primary-x" chart:style-name="ch4" chartooo:axis-type="auto">
            <chartooo:date-scale/>
            <chart:categories table:cell-range-address="net.C3:net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.D3:net.D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ntPool</text:p>
                <draw:g>
                  <svg:desc>net.C3:net.C15</svg:desc>
                </draw:g>
              </table:table-cell>
              <table:table-cell office:value-type="float" office:value="159">
                <text:p>159</text:p>
                <draw:g>
                  <svg:desc>net.D3:net.D15</svg:desc>
                </draw:g>
              </table:table-cell>
            </table:table-row>
            <table:table-row>
              <table:table-cell office:value-type="string">
                <text:p>BTC.TOP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F2Pool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BTCC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itfury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Bixi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BTC.com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lush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ViaBTC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BW.COM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itClub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OtherMiner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UASFPool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b869ca7b94db3bae52fa7fdac2cbaf3c048700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